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8000"/>
      <style:text-properties style:font-name="Arial"/>
    </style:style>
    <style:style style:name="ce3" style:family="table-cell" style:parent-style-name="Default">
      <style:table-cell-properties fo:background-color="#008000"/>
      <style:text-properties style:use-window-font-color="true"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0ff00"/>
      <style:text-properties style:font-name="Arial"/>
    </style:style>
    <style:style style:name="ce6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000"/>
      <style:text-properties style:use-window-font-color="true" style:font-name="Arial" fo:language="en" fo:country="US" fo:font-style="normal" style:font-name-asian="Courier New" style:language-asian="en" style:country-asian="US" style:font-style-asian="normal" style:font-name-complex="Courier New" style:language-complex="en" style:country-complex="US" style:font-style-complex="normal"/>
    </style:style>
    <style:style style:name="ce8" style:family="table-cell" style:parent-style-name="Default">
      <style:table-cell-properties fo:background-color="#00ff00"/>
      <style:text-properties style:use-window-font-color="true" style:font-name="Arial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8000"/>
      <style:text-properties fo:color="#800000"/>
    </style:style>
    <style:style style:name="ce13" style:family="table-cell" style:parent-style-name="Default">
      <style:table-cell-properties fo:background-color="#ffff00"/>
      <style:text-properties fo:color="#800000"/>
    </style:style>
    <style:style style:name="ce14" style:family="table-cell" style:parent-style-name="Default">
      <style:table-cell-properties fo:background-color="#008000"/>
      <style:text-properties style:use-window-font-color="true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Default"/>
        <table:table-row table:style-name="ro1">
          <table:table-cell table:style-name="Default"/>
          <table:table-cell table:style-name="Default" office:value-type="string">
            <text:p>craft</text:p>
          </table:table-cell>
          <table:table-cell table:style-name="Default" office:value-type="string">
            <text:p>furnace</text:p>
          </table:table-cell>
          <table:table-cell table:style-name="Default" office:value-type="string">
            <text:p>?</text:p>
          </table:table-cell>
          <table:table-cell table:number-columns-repeated="3"/>
        </table:table-row>
        <table:table-row table:style-name="ro2">
          <table:table-cell table:style-name="ce1" office:value-type="string">
            <text:p>qseed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office:value-type="string">
            <text:p>not meant to be craftabl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o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ore2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3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4</text:p>
          </table:table-cell>
          <table:table-cell table:number-columns-repeated="2" office:value-type="float" office:value="512">
            <text:p>51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5</text:p>
          </table:table-cell>
          <table:table-cell table:number-columns-repeated="2" office:value-type="float" office:value="4096">
            <text:p>409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TachyonyFurnace1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14"/>
          <table:table-cell office:value-type="string">
            <text:p>520 in har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2</text:p>
          </table:table-cell>
          <table:table-cell table:number-columns-repeated="2" table:style-name="ce14" office:value-type="float" office:value="2496">
            <text:p>2496</text:p>
          </table:table-cell>
          <table:table-cell table:style-name="ce14" table:formula="of:=([.B9]*4)+[.B86]" office:value-type="float" office:value="2496">
            <text:p>2496</text:p>
          </table:table-cell>
          <table:table-cell office:value-type="string">
            <text:p>10400 in har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3</text:p>
          </table:table-cell>
          <table:table-cell table:number-columns-repeated="2" table:style-name="ce14" office:value-type="float" office:value="18176">
            <text:p>18176</text:p>
          </table:table-cell>
          <table:table-cell table:style-name="ce14" table:formula="of:=([.B10]*4) +[.B87]" office:value-type="float" office:value="18176">
            <text:p>18176</text:p>
          </table:table-cell>
          <table:table-cell table:formula="of:=(10400*4)+8192+(4*[.C85])" office:value-type="float" office:value="53888">
            <text:p>53888</text:p>
          </table:table-cell>
          <table:table-cell table:formula="of:=[.E11]/[.C11]" office:value-type="float" office:value="2.96478873239437">
            <text:p>2.9647887324</text:p>
          </table:table-cell>
          <table:table-cell office:value-type="string">
            <text:p>53888 in hard</text:p>
          </table:table-cell>
        </table:table-row>
        <table:table-row table:style-name="ro2">
          <table:table-cell table:style-name="ce3" office:value-type="string">
            <text:p>EntrophicPaxel</text:p>
          </table:table-cell>
          <table:table-cell table:number-columns-repeated="2" table:style-name="ce14" office:value-type="float" office:value="9216">
            <text:p>9216</text:p>
          </table:table-cell>
          <table:table-cell table:style-name="ce14" table:formula="of:=([.B7]*2) +[.C87]" office:value-type="float" office:value="9216">
            <text:p>9216</text:p>
          </table:table-cell>
          <table:table-cell table:formula="of:=([.C87]*2)+[.C88]" office:value-type="float" office:value="24576">
            <text:p>24576</text:p>
          </table:table-cell>
          <table:table-cell table:formula="of:=[.E12]/[.C12]" office:value-type="float" office:value="2.66666666666667">
            <text:p>2.6666666667</text:p>
          </table:table-cell>
          <table:table-cell office:value-type="string">
            <text:p>24576 in hard</text:p>
          </table:table-cell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>
            <text:p>cobbl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ir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on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>
            <text:p>stonebrick</text:p>
          </table:table-cell>
          <table:table-cell table:style-name="ce11" office:value-type="string">
            <text:p>nm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cracked/mossy/chiseled</text:p>
          </table:table-cell>
          <table:table-cell table:number-columns-repeated="2"/>
        </table:table-row>
        <table:table-row table:style-name="ro1">
          <table:table-cell table:style-name="ce5" office:value-type="string">
            <text:p>glass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temp of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bblestonemoss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dstone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hiseled/smooth/slab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ravel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lin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planks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5" office:value-type="string">
            <text:p>torchwood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.5">
            <text:p>4.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il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tick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6" office:value-type="string">
            <text:p>netherrac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lowSa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7" office:value-type="string">
            <text:p>myceli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gra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7" office:value-type="string">
            <text:p>netherBrick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7" office:value-type="string">
            <text:p>Item.clay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lock.clay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tem.brick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lock.bricks</text:p>
          </table:table-cell>
          <table:table-cell office:value-type="string">
            <text:p>nm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style-name="ce8" office:value-type="string">
            <text:p>workbench</text:p>
          </table:table-cell>
          <table:table-cell table:number-columns-repeated="2" table:style-name="ce15" office:value-type="string">
            <text:p>nm</text:p>
          </table:table-cell>
          <table:table-cell table:style-name="ce15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loth (wool)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harcoal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al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ood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string">
            <text:p>netherstalkseeds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feather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egg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raw chicken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ooked chicken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raw porkchop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cooked porkchop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>
            <text:p>dyes</text:p>
          </table:table-cell>
          <table:table-cell table:style-name="ce10" table:number-columns-repeated="3"/>
          <table:table-cell table:style-name="ce10" office:value-type="string">
            <text:p>Ink sac</text:p>
          </table:table-cell>
          <table:table-cell table:number-columns-repeated="2"/>
        </table:table-row>
        <table:table-row table:style-name="ro1">
          <table:table-cell office:value-type="string">
            <text:p>sapling</text:p>
          </table:table-cell>
          <table:table-cell table:number-columns-repeated="2"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string">
            <text:p>stoneovenidle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1" office:value-type="string">
            <text:p>chest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seeds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wheat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1" office:value-type="string">
            <text:p>bread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>
            <text:p>cactus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melon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carrot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elo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pumpki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reed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ap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book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suga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cak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pumpkin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leather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gunpowder</text:p>
          </table:table-cell>
          <table:table-cell table:number-columns-repeated="2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obsidian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rrow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>
            <text:p>enderpearl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2">
          <table:table-cell office:value-type="string">
            <text:p>waterlily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2">
          <table:table-cell office:value-type="string">
            <text:p>ingotCopper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ingotTin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ingotIron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redstone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ingotgold</text:p>
          </table:table-cell>
          <table:table-cell table:number-columns-repeated="2" office:value-type="float" office:value="256">
            <text:p>256</text:p>
          </table:table-cell>
          <table:table-cell table:number-columns-repeated="4"/>
        </table:table-row>
        <table:table-row table:style-name="ro1">
          <table:table-cell office:value-type="string">
            <text:p>emerald</text:p>
          </table:table-cell>
          <table:table-cell table:number-columns-repeated="2" office:value-type="float" office:value="256">
            <text:p>256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glowstone</text:p>
          </table:table-cell>
          <table:table-cell table:number-columns-repeated="2" table:style-name="ce12" office:value-type="float" office:value="128">
            <text:p>128</text:p>
          </table:table-cell>
          <table:table-cell table:style-name="ce12"/>
          <table:table-cell table:style-name="ce10"/>
          <table:table-cell table:number-columns-repeated="2"/>
        </table:table-row>
        <table:table-row table:style-name="ro2">
          <table:table-cell table:style-name="ce13" office:value-type="string">
            <text:p>glowstone dust</text:p>
          </table:table-cell>
          <table:table-cell table:number-columns-repeated="2" table:style-name="ce13" office:value-type="string">
            <text:p>nm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>
            <text:p>slimeball</text:p>
          </table:table-cell>
          <table:table-cell table:number-columns-repeated="2" office:value-type="float" office:value="128">
            <text:p>128</text:p>
          </table:table-cell>
          <table:table-cell table:number-columns-repeated="4"/>
        </table:table-row>
        <table:table-row table:style-name="ro2">
          <table:table-cell office:value-type="string">
            <text:p>blazerod</text:p>
          </table:table-cell>
          <table:table-cell table:number-columns-repeated="2" office:value-type="float" office:value="128">
            <text:p>12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laze powd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diamond</text:p>
          </table:table-cell>
          <table:table-cell table:number-columns-repeated="2" office:value-type="float" office:value="1024">
            <text:p>1024</text:p>
          </table:table-cell>
          <table:table-cell table:number-columns-repeated="4"/>
        </table:table-row>
        <table:table-row table:style-name="ro2">
          <table:table-cell office:value-type="string">
            <text:p>blockgold</text:p>
          </table:table-cell>
          <table:table-cell table:number-columns-repeated="2" office:value-type="float" office:value="2304">
            <text:p>2304</text:p>
          </table:table-cell>
          <table:table-cell table:number-columns-repeated="4"/>
        </table:table-row>
        <table:table-row table:style-name="ro2">
          <table:table-cell office:value-type="string">
            <text:p>blockdiamond</text:p>
          </table:table-cell>
          <table:table-cell table:number-columns-repeated="2" office:value-type="float" office:value="8192">
            <text:p>8192</text:p>
          </table:table-cell>
          <table:table-cell/>
          <table:table-cell office:value-type="string">
            <text:p>2qore5</text:p>
          </table:table-cell>
          <table:table-cell table:number-columns-repeated="2"/>
        </table:table-row>
        <table:table-row table:style-name="ro2">
          <table:table-cell office:value-type="string">
            <text:p>netherstar</text:p>
          </table:table-cell>
          <table:table-cell office:value-type="string">
            <text:p>nm</text:p>
          </table:table-cell>
          <table:table-cell office:value-type="float" office:value="8192">
            <text:p>819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nvil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sticky 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enchantment tab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Glass bott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water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lava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22:13:13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5:34:56.25</meta:creation-date>
    <meta:generator>LibreOffice/4.0.4.2$Windows_x86 LibreOffice_project/9e9821abd0ffdbc09cd8c52eaa574fa09eb08f2</meta:generator>
    <dc:date>2013-08-06T22:14:00.11</dc:date>
    <meta:editing-duration>PT5H10M5S</meta:editing-duration>
    <meta:editing-cycles>116</meta:editing-cycles>
    <meta:document-statistic meta:table-count="1" meta:cell-count="305" meta:object-count="0"/>
  </office:meta>
</office:document-meta>
</file>